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051cm" fo:padding-bottom="0.051cm" fo:padding-left="0.051cm" fo:padding-right="0.05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1.9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5cm" fo:min-width="2.8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1.915cm"/>
    </style:style>
    <style:style style:name="gr5" style:family="graphic" style:parent-style-name="standard">
      <style:graphic-properties svg:stroke-width="0.152cm" draw:marker-start="Arrow" draw:marker-start-width="0.533cm" draw:marker-end="Arrow" draw:marker-end-width="0.533cm" draw:fill="none" draw:textarea-horizontal-align="center" draw:textarea-vertical-align="middle" fo:padding-top="0.076cm" fo:padding-bottom="0.076cm" fo:padding-left="0.076cm" fo:padding-right="0.0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268cm"/>
    </style:style>
    <style:style style:name="gr7" style:family="graphic" style:parent-style-name="standard">
      <style:graphic-properties svg:stroke-width="0.305cm" draw:marker-start="Arrow" draw:marker-start-width="0.762cm" draw:marker-end="Arrow" draw:marker-end-width="0.762cm" draw:textarea-horizontal-align="center" draw:textarea-vertical-align="middle" fo:padding-top="0.152cm" fo:padding-bottom="0.152cm" fo:padding-left="0.152cm" fo:padding-right="0.15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27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87cm" fo:min-width="1.363cm"/>
    </style:style>
    <style:style style:name="gr10" style:family="graphic" style:parent-style-name="standard">
      <style:graphic-properties svg:stroke-width="0.152cm" draw:marker-start="Arrow" draw:marker-start-width="0.533cm" draw:marker-end="Arrow" draw:marker-end-width="0.533cm" draw:textarea-horizontal-align="center" draw:textarea-vertical-align="middle" fo:padding-top="0.076cm" fo:padding-bottom="0.076cm" fo:padding-left="0.076cm" fo:padding-right="0.076cm"/>
    </style:style>
    <style:style style:name="gr11" style:family="graphic" style:parent-style-name="standard">
      <style:graphic-properties svg:stroke-width="0.102cm" draw:marker-start="Arrow" draw:marker-start-width="0.457cm" draw:marker-end="Arrow" draw:marker-end-width="0.457cm" draw:textarea-horizontal-align="center" draw:textarea-vertical-align="middle" fo:padding-top="0.051cm" fo:padding-bottom="0.051cm" fo:padding-left="0.051cm" fo:padding-right="0.05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6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3.7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3.71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6cm" fo:min-width="1.94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02cm" fo:min-width="1.26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6pt"/>
    </style:style>
    <style:style style:name="P4" style:family="paragraph">
      <style:paragraph-properties fo:margin-left="0cm" fo:margin-right="0cm" fo:text-indent="0cm"/>
      <style:text-properties fo:font-size="16pt" fo:font-weight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16pt" style:font-size-asian="24pt" style:font-size-complex="24pt"/>
    </style:style>
    <style:style style:name="P7" style:family="paragraph">
      <style:paragraph-properties fo:margin-left="0cm" fo:margin-right="0cm" fo:text-indent="0cm"/>
      <style:text-properties fo:font-size="16pt" style:font-size-asian="24pt" style:font-size-complex="24pt"/>
    </style:style>
    <style:style style:name="T1" style:family="text">
      <style:text-properties fo:font-size="16pt"/>
    </style:style>
    <style:style style:name="T2" style:family="text">
      <style:text-properties fo:font-size="16pt" fo:font-weight="bold"/>
    </style:style>
    <style:style style:name="T3" style:family="text">
      <style:text-properties fo:font-size="16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3.175cm" svg:height="1.764cm" svg:x="3.741cm" svg:y="5.739cm">
          <text:p text:style-name="P2"/>
        </draw:rect>
        <draw:rect draw:style-name="gr1" draw:text-style-name="P1" draw:layer="layout" svg:width="3.302cm" svg:height="1.764cm" svg:x="11.996cm" svg:y="5.738cm">
          <text:p text:style-name="P2"/>
        </draw:rect>
        <draw:rect draw:style-name="gr1" draw:text-style-name="P1" draw:layer="layout" svg:width="3.175cm" svg:height="1.764cm" svg:x="20.251cm" svg:y="5.738cm">
          <text:p text:style-name="P2"/>
        </draw:rect>
        <draw:frame draw:style-name="gr2" draw:text-style-name="P3" draw:layer="layout" svg:width="1.92cm" svg:height="1.305cm" svg:x="4.234cm" svg:y="5.978cm">
          <draw:text-box>
            <text:p text:style-name="P2"><text:span text:style-name="T1">Cisco4</text:span></text:p>
            <text:p text:style-name="P2"><text:span text:style-name="T1">(6509)</text:span></text:p>
          </draw:text-box>
        </draw:frame>
        <draw:frame draw:style-name="gr3" draw:text-style-name="P3" draw:layer="layout" svg:width="2.032cm" svg:height="1.305cm" svg:x="12.504cm" svg:y="5.978cm">
          <draw:text-box>
            <text:p text:style-name="P2"><text:span text:style-name="T1">Cisco3</text:span></text:p>
            <text:p text:style-name="P2"><text:span text:style-name="T1">(6509)</text:span></text:p>
          </draw:text-box>
        </draw:frame>
        <draw:frame draw:style-name="gr2" draw:text-style-name="P3" draw:layer="layout" svg:width="1.92cm" svg:height="1.305cm" svg:x="20.886cm" svg:y="5.978cm">
          <draw:text-box>
            <text:p text:style-name="P2"><text:span text:style-name="T1">Cisco1</text:span></text:p>
            <text:p text:style-name="P2"><text:span text:style-name="T1">(6509)</text:span></text:p>
          </draw:text-box>
        </draw:frame>
        <draw:rect draw:style-name="gr1" draw:text-style-name="P1" draw:layer="layout" svg:width="3.302cm" svg:height="1.764cm" svg:x="12.065cm" svg:y="11.942cm">
          <text:p text:style-name="P2"/>
        </draw:rect>
        <draw:rect draw:style-name="gr1" draw:text-style-name="P1" draw:layer="layout" svg:width="3.302cm" svg:height="1.764cm" svg:x="12.065cm" svg:y="17.544cm">
          <text:p text:style-name="P2"/>
        </draw:rect>
        <draw:frame draw:style-name="gr3" draw:text-style-name="P3" draw:layer="layout" svg:width="2.032cm" svg:height="1.305cm" svg:x="12.827cm" svg:y="12.161cm">
          <draw:text-box>
            <text:p text:style-name="P2"><text:span text:style-name="T1">Cisco8</text:span></text:p>
            <text:p text:style-name="P2"><text:span text:style-name="T1">(6509)</text:span></text:p>
          </draw:text-box>
        </draw:frame>
        <draw:frame draw:style-name="gr4" draw:text-style-name="P3" draw:layer="layout" svg:width="1.915cm" svg:height="1.305cm" svg:x="12.69cm" svg:y="17.784cm">
          <draw:text-box>
            <text:p text:style-name="P2"><text:span text:style-name="T1">Cisco5</text:span></text:p>
            <text:p text:style-name="P2"><text:span text:style-name="T1">(6513)</text:span></text:p>
          </draw:text-box>
        </draw:frame>
        <draw:line draw:style-name="gr5" draw:text-style-name="P1" draw:layer="layout" svg:x1="6.916cm" svg:y1="6.74cm" svg:x2="11.996cm" svg:y2="6.74cm">
          <text:p text:style-name="P2"/>
        </draw:line>
        <draw:line draw:style-name="gr5" draw:text-style-name="P1" draw:layer="layout" svg:x1="15.298cm" svg:y1="6.74cm" svg:x2="20.378cm" svg:y2="6.74cm">
          <text:p text:style-name="P2"/>
        </draw:line>
        <draw:line draw:style-name="gr5" draw:text-style-name="P1" draw:layer="layout" svg:x1="13.589cm" svg:y1="7.493cm" svg:x2="13.589cm" svg:y2="11.942cm">
          <text:p text:style-name="P2"/>
        </draw:line>
        <draw:frame draw:style-name="gr6" draw:text-style-name="P4" draw:layer="layout" svg:width="1.272cm" svg:height="0.661cm" svg:x="8.694cm" svg:y="5.978cm">
          <draw:text-box>
            <text:p text:style-name="P2"><text:span text:style-name="T2">4Gb</text:span></text:p>
          </draw:text-box>
        </draw:frame>
        <draw:frame draw:style-name="gr6" draw:text-style-name="P4" draw:layer="layout" svg:width="1.272cm" svg:height="0.661cm" svg:x="17.078cm" svg:y="5.978cm">
          <draw:text-box>
            <text:p text:style-name="P2"><text:span text:style-name="T2">4Gb</text:span></text:p>
          </draw:text-box>
        </draw:frame>
        <draw:frame draw:style-name="gr6" draw:text-style-name="P4" draw:layer="layout" svg:width="1.272cm" svg:height="0.661cm" svg:x="12.065cm" svg:y="9.271cm">
          <draw:text-box>
            <text:p text:style-name="P2"><text:span text:style-name="T2">4Gb</text:span></text:p>
          </draw:text-box>
        </draw:frame>
        <draw:line draw:style-name="gr7" draw:text-style-name="P1" draw:layer="layout" svg:x1="13.589cm" svg:y1="13.72cm" svg:x2="13.589cm" svg:y2="17.53cm">
          <text:p text:style-name="P2"/>
        </draw:line>
        <draw:frame draw:style-name="gr8" draw:text-style-name="P4" draw:layer="layout" svg:width="1.272cm" svg:height="0.661cm" svg:x="12.065cm" svg:y="15.244cm">
          <draw:text-box>
            <text:p text:style-name="P2"><text:span text:style-name="T2">8Gb</text:span></text:p>
          </draw:text-box>
        </draw:frame>
        <draw:rect draw:style-name="gr1" draw:text-style-name="P1" draw:layer="layout" svg:width="5.08cm" svg:height="2.794cm" svg:x="19.431cm" svg:y="14.605cm" draw:corner-radius="0.5cm">
          <text:p text:style-name="P2"/>
        </draw:rect>
        <draw:frame draw:style-name="gr9" draw:text-style-name="P6" draw:layer="layout" svg:width="4.146cm" svg:height="1.957cm" svg:x="19.937cm" svg:y="15.011cm">
          <draw:text-box>
            <text:p text:style-name="P5"><text:span text:style-name="T3">pc201 – pc210</text:span></text:p>
            <text:p text:style-name="P5"><text:span text:style-name="T3">pc241 – pc360</text:span></text:p>
            <text:p text:style-name="P5"><text:span text:style-name="T3">(pc3000)</text:span></text:p>
          </draw:text-box>
        </draw:frame>
        <draw:line draw:style-name="gr10" draw:text-style-name="P1" draw:layer="layout" svg:x1="15.367cm" svg:y1="12.704cm" svg:x2="19.431cm" svg:y2="15.498cm">
          <text:p text:style-name="P2"/>
        </draw:line>
        <draw:line draw:style-name="gr11" draw:text-style-name="P1" draw:layer="layout" svg:x1="19.431cm" svg:y1="15.752cm" svg:x2="15.367cm" svg:y2="18.546cm">
          <text:p text:style-name="P2"/>
        </draw:line>
        <draw:rect draw:style-name="gr1" draw:text-style-name="P1" draw:layer="layout" svg:width="4.064cm" svg:height="1.778cm" svg:x="19.685cm" svg:y="1.651cm" draw:corner-radius="0.5cm">
          <text:p text:style-name="P2"/>
        </draw:rect>
        <draw:frame draw:style-name="gr12" draw:text-style-name="P7" draw:layer="layout" svg:width="2.635cm" svg:height="0.653cm" svg:x="20.447cm" svg:y="2.159cm">
          <draw:text-box>
            <text:p text:style-name="P2"><text:span text:style-name="T3">pc1-pc84</text:span></text:p>
          </draw:text-box>
        </draw:frame>
        <draw:rect draw:style-name="gr1" draw:text-style-name="P1" draw:layer="layout" svg:width="4.064cm" svg:height="1.778cm" svg:x="11.557cm" svg:y="1.651cm" draw:corner-radius="0.5cm">
          <text:p text:style-name="P2"/>
        </draw:rect>
        <draw:frame draw:style-name="gr13" draw:text-style-name="P6" draw:layer="layout" svg:width="3.71cm" svg:height="1.305cm" svg:x="11.774cm" svg:y="1.87cm">
          <draw:text-box>
            <text:p text:style-name="P5"><text:span text:style-name="T3">pc85-pc128</text:span></text:p>
            <text:p text:style-name="P5"><text:span text:style-name="T3">pc142-pc168</text:span></text:p>
          </draw:text-box>
        </draw:frame>
        <draw:rect draw:style-name="gr1" draw:text-style-name="P1" draw:layer="layout" svg:width="4.064cm" svg:height="1.778cm" svg:x="3.175cm" svg:y="1.651cm" draw:corner-radius="0.5cm">
          <text:p text:style-name="P2"/>
        </draw:rect>
        <draw:frame draw:style-name="gr14" draw:text-style-name="P6" draw:layer="layout" svg:width="3.715cm" svg:height="1.305cm" svg:x="3.392cm" svg:y="1.87cm">
          <draw:text-box>
            <text:p text:style-name="P5"><text:span text:style-name="T3">pc129-pc141</text:span></text:p>
            <text:p text:style-name="P5"><text:span text:style-name="T3">pc170-pc178</text:span></text:p>
          </draw:text-box>
        </draw:frame>
        <draw:line draw:style-name="gr11" draw:text-style-name="P1" draw:layer="layout" svg:x1="5.207cm" svg:y1="3.429cm" svg:x2="5.207cm" svg:y2="5.715cm">
          <text:p text:style-name="P2"/>
        </draw:line>
        <draw:line draw:style-name="gr11" draw:text-style-name="P1" draw:layer="layout" svg:x1="13.589cm" svg:y1="3.429cm" svg:x2="13.589cm" svg:y2="5.715cm">
          <text:p text:style-name="P2"/>
        </draw:line>
        <draw:line draw:style-name="gr11" draw:text-style-name="P1" draw:layer="layout" svg:x1="21.717cm" svg:y1="3.429cm" svg:x2="21.717cm" svg:y2="5.715cm">
          <text:p text:style-name="P2"/>
        </draw:line>
        <draw:frame draw:style-name="gr6" draw:text-style-name="P4" draw:layer="layout" svg:width="1.272cm" svg:height="0.661cm" svg:x="16.129cm" svg:y="14.351cm">
          <draw:text-box>
            <text:p text:style-name="P2"><text:span text:style-name="T2">1Gb</text:span></text:p>
          </draw:text-box>
        </draw:frame>
        <draw:frame draw:style-name="gr6" draw:text-style-name="P4" draw:layer="layout" svg:width="2.199cm" svg:height="0.661cm" svg:x="17.401cm" svg:y="17.314cm">
          <draw:text-box>
            <text:p text:style-name="P2"><text:span text:style-name="T2">100Mb</text:span></text:p>
          </draw:text-box>
        </draw:frame>
        <draw:frame draw:style-name="gr15" draw:text-style-name="P4" draw:layer="layout" svg:width="2.199cm" svg:height="1.016cm" svg:x="19.431cm" svg:y="4.191cm">
          <draw:text-box>
            <text:p text:style-name="P2"><text:span text:style-name="T2">100Mb</text:span></text:p>
          </draw:text-box>
        </draw:frame>
        <draw:frame draw:style-name="gr6" draw:text-style-name="P4" draw:layer="layout" svg:width="2.199cm" svg:height="0.661cm" svg:x="11.303cm" svg:y="4.191cm">
          <draw:text-box>
            <text:p text:style-name="P2"><text:span text:style-name="T2">100Mb</text:span></text:p>
          </draw:text-box>
        </draw:frame>
        <draw:frame draw:style-name="gr6" draw:text-style-name="P4" draw:layer="layout" svg:width="2.199cm" svg:height="0.661cm" svg:x="2.921cm" svg:y="4.191cm">
          <draw:text-box>
            <text:p text:style-name="P2"><text:span text:style-name="T2">100Mb</text:span></text:p>
          </draw:text-box>
        </draw:frame>
        <draw:rect draw:style-name="gr1" draw:text-style-name="P1" draw:layer="layout" svg:width="5.08cm" svg:height="2.794cm" svg:x="19.27cm" svg:y="10.033cm" draw:corner-radius="0.5cm">
          <text:p text:style-name="P2"/>
        </draw:rect>
        <draw:frame draw:style-name="gr9" draw:text-style-name="P6" draw:layer="layout" svg:width="4.146cm" svg:height="1.305cm" svg:x="19.685cm" svg:y="10.76cm">
          <draw:text-box>
            <text:p text:style-name="P5"><text:span text:style-name="T3">pc211 – pc240</text:span></text:p>
            <text:p text:style-name="P5"><text:span text:style-name="T3">(pc3000)</text:span></text:p>
          </draw:text-box>
        </draw:frame>
        <draw:line draw:style-name="gr10" draw:text-style-name="P1" draw:layer="layout" svg:x1="15.367cm" svg:y1="12.573cm" svg:x2="19.177cm" svg:y2="11.557cm">
          <text:p text:style-name="P2"/>
        </draw:line>
        <draw:frame draw:style-name="gr16" draw:text-style-name="P4" draw:layer="layout" svg:width="1.272cm" svg:height="3.202cm" svg:x="16.635cm" svg:y="11.049cm">
          <draw:text-box>
            <text:p text:style-name="P2"><text:span text:style-name="T2">1G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FreeBSD/i386 OpenOffice.org_project/680m18$Build-9161</meta:generator>
    <meta:creation-date>2005-10-05T16:19:26</meta:creation-date>
    <dc:date>2007-08-21T14:07:24</dc:date>
    <dc:language>en-US</dc:language>
    <meta:editing-cycles>17</meta:editing-cycles>
    <meta:editing-duration>PT3H0M47S</meta:editing-duration>
    <meta:user-defined meta:name="Info 1"/>
    <meta:user-defined meta:name="Info 2"/>
    <meta:user-defined meta:name="Info 3"/>
    <meta:user-defined meta:name="Info 4"/>
    <meta:document-statistic meta:object-count="40"/>
  </office:meta>
</office:document-meta>
</file>